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fr" number:country="F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84">
      <style:table-cell-properties fo:background-color="#ff80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84">
      <style:table-cell-properties fo:background-color="#ffbf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table:table-column table:style-name="co1" table:default-cell-style-name="ce1"/>
        <table:table-column table:style-name="co2" table:default-cell-style-name="ce8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_idx</text:p>
          </table:table-cell>
          <table:table-cell table:style-name="Default" office:value-type="string" calcext:value-type="string">
            <text:p>team_long</text:p>
          </table:table-cell>
          <table:table-cell office:value-type="string" calcext:value-type="string">
            <text:p>team_shor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evious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yonne</text:p>
          </table:table-cell>
          <table:table-cell office:value-type="string" calcext:value-type="string">
            <text:p>A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UB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A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S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S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U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H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USAP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R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CT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alendar" table:style-name="ta1">
        <table:table-column table:style-name="co1" table:number-columns-repeated="5" table:default-cell-style-name="ce1"/>
        <table:table-column table:style-name="co1" table:default-cell-style-name="ce9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2];team_long;team_id)" office:value-type="float" office:value="3" calcext:value-type="float">
            <text:p>3</text:p>
          </table:table-cell>
          <table:table-cell table:formula="of:=LOOKUP([.I2];team_long;team_id)" office:value-type="float" office:value="7" calcext:value-type="float">
            <text:p>7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Brive</text:p>
          </table:table-cell>
          <table:table-cell table:style-name="ce5" office:value-type="string" calcext:value-type="string">
            <text:p>Ly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3];team_long;team_id)" office:value-type="float" office:value="12" calcext:value-type="float">
            <text:p>12</text:p>
          </table:table-cell>
          <table:table-cell table:formula="of:=LOOKUP([.I3];team_long;team_id)" office:value-type="float" office:value="4" calcext:value-type="float">
            <text:p>4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4];team_long;team_id)" office:value-type="float" office:value="13" calcext:value-type="float">
            <text:p>13</text:p>
          </table:table-cell>
          <table:table-cell table:formula="of:=LOOKUP([.I4];team_long;team_id)" office:value-type="float" office:value="1" calcext:value-type="float">
            <text:p>1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5];team_long;team_id)" office:value-type="float" office:value="10" calcext:value-type="float">
            <text:p>10</text:p>
          </table:table-cell>
          <table:table-cell table:formula="of:=LOOKUP([.I5];team_long;team_id)" office:value-type="float" office:value="11" calcext:value-type="float">
            <text:p>11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6];team_long;team_id)" office:value-type="float" office:value="9" calcext:value-type="float">
            <text:p>9</text:p>
          </table:table-cell>
          <table:table-cell table:formula="of:=LOOKUP([.I6];team_long;team_id)" office:value-type="float" office:value="5" calcext:value-type="float">
            <text:p>5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7];team_long;team_id)" office:value-type="float" office:value="6" calcext:value-type="float">
            <text:p>6</text:p>
          </table:table-cell>
          <table:table-cell table:formula="of:=LOOKUP([.I7];team_long;team_id)" office:value-type="float" office:value="8" calcext:value-type="float">
            <text:p>8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OOKUP([.H8];team_long;team_id)" office:value-type="float" office:value="2" calcext:value-type="float">
            <text:p>2</text:p>
          </table:table-cell>
          <table:table-cell table:formula="of:=LOOKUP([.I8];team_long;team_id)" office:value-type="float" office:value="14" calcext:value-type="float">
            <text:p>14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9];team_long;team_id)" office:value-type="float" office:value="5" calcext:value-type="float">
            <text:p>5</text:p>
          </table:table-cell>
          <table:table-cell table:formula="of:=LOOKUP([.I9];team_long;team_id)" office:value-type="float" office:value="10" calcext:value-type="float">
            <text:p>10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10];team_long;team_id)" office:value-type="float" office:value="1" calcext:value-type="float">
            <text:p>1</text:p>
          </table:table-cell>
          <table:table-cell table:formula="of:=LOOKUP([.I10];team_long;team_id)" office:value-type="float" office:value="12" calcext:value-type="float">
            <text:p>12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11];team_long;team_id)" office:value-type="float" office:value="4" calcext:value-type="float">
            <text:p>4</text:p>
          </table:table-cell>
          <table:table-cell table:formula="of:=LOOKUP([.I11];team_long;team_id)" office:value-type="float" office:value="9" calcext:value-type="float">
            <text:p>9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12];team_long;team_id)" office:value-type="float" office:value="7" calcext:value-type="float">
            <text:p>7</text:p>
          </table:table-cell>
          <table:table-cell table:formula="of:=LOOKUP([.I12];team_long;team_id)" office:value-type="float" office:value="6" calcext:value-type="float">
            <text:p>6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13];team_long;team_id)" office:value-type="float" office:value="8" calcext:value-type="float">
            <text:p>8</text:p>
          </table:table-cell>
          <table:table-cell table:formula="of:=LOOKUP([.I13];team_long;team_id)" office:value-type="float" office:value="2" calcext:value-type="float">
            <text:p>2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14];team_long;team_id)" office:value-type="float" office:value="14" calcext:value-type="float">
            <text:p>14</text:p>
          </table:table-cell>
          <table:table-cell table:formula="of:=LOOKUP([.I14];team_long;team_id)" office:value-type="float" office:value="13" calcext:value-type="float">
            <text:p>13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OOKUP([.H15];team_long;team_id)" office:value-type="float" office:value="11" calcext:value-type="float">
            <text:p>11</text:p>
          </table:table-cell>
          <table:table-cell table:formula="of:=LOOKUP([.I15];team_long;team_id)" office:value-type="float" office:value="3" calcext:value-type="float">
            <text:p>3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16];team_long;team_id)" office:value-type="float" office:value="3" calcext:value-type="float">
            <text:p>3</text:p>
          </table:table-cell>
          <table:table-cell table:formula="of:=LOOKUP([.I16];team_long;team_id)" office:value-type="float" office:value="8" calcext:value-type="float">
            <text:p>8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17];team_long;team_id)" office:value-type="float" office:value="12" calcext:value-type="float">
            <text:p>12</text:p>
          </table:table-cell>
          <table:table-cell table:formula="of:=LOOKUP([.I17];team_long;team_id)" office:value-type="float" office:value="7" calcext:value-type="float">
            <text:p>7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18];team_long;team_id)" office:value-type="float" office:value="13" calcext:value-type="float">
            <text:p>13</text:p>
          </table:table-cell>
          <table:table-cell table:formula="of:=LOOKUP([.I18];team_long;team_id)" office:value-type="float" office:value="5" calcext:value-type="float">
            <text:p>5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19];team_long;team_id)" office:value-type="float" office:value="10" calcext:value-type="float">
            <text:p>10</text:p>
          </table:table-cell>
          <table:table-cell table:formula="of:=LOOKUP([.I19];team_long;team_id)" office:value-type="float" office:value="14" calcext:value-type="float">
            <text:p>14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20];team_long;team_id)" office:value-type="float" office:value="9" calcext:value-type="float">
            <text:p>9</text:p>
          </table:table-cell>
          <table:table-cell table:formula="of:=LOOKUP([.I20];team_long;team_id)"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21];team_long;team_id)" office:value-type="float" office:value="6" calcext:value-type="float">
            <text:p>6</text:p>
          </table:table-cell>
          <table:table-cell table:formula="of:=LOOKUP([.I21];team_long;team_id)" office:value-type="float" office:value="11" calcext:value-type="float">
            <text:p>11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OKUP([.H22];team_long;team_id)" office:value-type="float" office:value="2" calcext:value-type="float">
            <text:p>2</text:p>
          </table:table-cell>
          <table:table-cell table:formula="of:=LOOKUP([.I22];team_long;team_id)" office:value-type="float" office:value="4" calcext:value-type="float">
            <text:p>4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3];team_long;team_id)" office:value-type="float" office:value="5" calcext:value-type="float">
            <text:p>5</text:p>
          </table:table-cell>
          <table:table-cell table:formula="of:=LOOKUP([.I23];team_long;team_id)" office:value-type="float" office:value="6" calcext:value-type="float">
            <text:p>6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4];team_long;team_id)" office:value-type="float" office:value="1" calcext:value-type="float">
            <text:p>1</text:p>
          </table:table-cell>
          <table:table-cell table:formula="of:=LOOKUP([.I24];team_long;team_id)" office:value-type="float" office:value="2" calcext:value-type="float">
            <text:p>2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5];team_long;team_id)" office:value-type="float" office:value="4" calcext:value-type="float">
            <text:p>4</text:p>
          </table:table-cell>
          <table:table-cell table:formula="of:=LOOKUP([.I25];team_long;team_id)" office:value-type="float" office:value="3" calcext:value-type="float">
            <text:p>3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6];team_long;team_id)" office:value-type="float" office:value="7" calcext:value-type="float">
            <text:p>7</text:p>
          </table:table-cell>
          <table:table-cell table:formula="of:=LOOKUP([.I26];team_long;team_id)" office:value-type="float" office:value="9" calcext:value-type="float">
            <text:p>9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7];team_long;team_id)" office:value-type="float" office:value="8" calcext:value-type="float">
            <text:p>8</text:p>
          </table:table-cell>
          <table:table-cell table:formula="of:=LOOKUP([.I27];team_long;team_id)" office:value-type="float" office:value="10" calcext:value-type="float">
            <text:p>10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8];team_long;team_id)" office:value-type="float" office:value="14" calcext:value-type="float">
            <text:p>14</text:p>
          </table:table-cell>
          <table:table-cell table:formula="of:=LOOKUP([.I28];team_long;team_id)" office:value-type="float" office:value="12" calcext:value-type="float">
            <text:p>12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OKUP([.H29];team_long;team_id)" office:value-type="float" office:value="11" calcext:value-type="float">
            <text:p>11</text:p>
          </table:table-cell>
          <table:table-cell table:formula="of:=LOOKUP([.I29];team_long;team_id)" office:value-type="float" office:value="13" calcext:value-type="float">
            <text:p>13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0];team_long;team_id)" office:value-type="float" office:value="5" calcext:value-type="float">
            <text:p>5</text:p>
          </table:table-cell>
          <table:table-cell table:formula="of:=LOOKUP([.I30];team_long;team_id)" office:value-type="float" office:value="7" calcext:value-type="float">
            <text:p>7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1];team_long;team_id)" office:value-type="float" office:value="3" calcext:value-type="float">
            <text:p>3</text:p>
          </table:table-cell>
          <table:table-cell table:formula="of:=LOOKUP([.I31];team_long;team_id)" office:value-type="float" office:value="1" calcext:value-type="float">
            <text:p>1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2];team_long;team_id)" office:value-type="float" office:value="8" calcext:value-type="float">
            <text:p>8</text:p>
          </table:table-cell>
          <table:table-cell table:formula="of:=LOOKUP([.I32];team_long;team_id)" office:value-type="float" office:value="14" calcext:value-type="float">
            <text:p>14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3];team_long;team_id)" office:value-type="float" office:value="10" calcext:value-type="float">
            <text:p>10</text:p>
          </table:table-cell>
          <table:table-cell table:formula="of:=LOOKUP([.I33];team_long;team_id)" office:value-type="float" office:value="13" calcext:value-type="float">
            <text:p>13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4];team_long;team_id)" office:value-type="float" office:value="6" calcext:value-type="float">
            <text:p>6</text:p>
          </table:table-cell>
          <table:table-cell table:formula="of:=LOOKUP([.I34];team_long;team_id)" office:value-type="float" office:value="12" calcext:value-type="float">
            <text:p>12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5];team_long;team_id)" office:value-type="float" office:value="2" calcext:value-type="float">
            <text:p>2</text:p>
          </table:table-cell>
          <table:table-cell table:formula="of:=LOOKUP([.I35];team_long;team_id)" office:value-type="float" office:value="9" calcext:value-type="float">
            <text:p>9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OKUP([.H36];team_long;team_id)" office:value-type="float" office:value="11" calcext:value-type="float">
            <text:p>11</text:p>
          </table:table-cell>
          <table:table-cell table:formula="of:=LOOKUP([.I36];team_long;team_id)" office:value-type="float" office:value="4" calcext:value-type="float">
            <text:p>4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37];team_long;team_id)" office:value-type="float" office:value="1" calcext:value-type="float">
            <text:p>1</text:p>
          </table:table-cell>
          <table:table-cell table:formula="of:=LOOKUP([.I37];team_long;team_id)" office:value-type="float" office:value="6" calcext:value-type="float">
            <text:p>6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38];team_long;team_id)" office:value-type="float" office:value="4" calcext:value-type="float">
            <text:p>4</text:p>
          </table:table-cell>
          <table:table-cell table:formula="of:=LOOKUP([.I38];team_long;team_id)" office:value-type="float" office:value="8" calcext:value-type="float">
            <text:p>8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39];team_long;team_id)" office:value-type="float" office:value="7" calcext:value-type="float">
            <text:p>7</text:p>
          </table:table-cell>
          <table:table-cell table:formula="of:=LOOKUP([.I39];team_long;team_id)" office:value-type="float" office:value="2" calcext:value-type="float">
            <text:p>2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40];team_long;team_id)" office:value-type="float" office:value="12" calcext:value-type="float">
            <text:p>12</text:p>
          </table:table-cell>
          <table:table-cell table:formula="of:=LOOKUP([.I40];team_long;team_id)" office:value-type="float" office:value="10" calcext:value-type="float">
            <text:p>10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41];team_long;team_id)" office:value-type="float" office:value="13" calcext:value-type="float">
            <text:p>13</text:p>
          </table:table-cell>
          <table:table-cell table:formula="of:=LOOKUP([.I41];team_long;team_id)" office:value-type="float" office:value="3" calcext:value-type="float">
            <text:p>3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42];team_long;team_id)" office:value-type="float" office:value="9" calcext:value-type="float">
            <text:p>9</text:p>
          </table:table-cell>
          <table:table-cell table:formula="of:=LOOKUP([.I42];team_long;team_id)" office:value-type="float" office:value="11" calcext:value-type="float">
            <text:p>11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OKUP([.H43];team_long;team_id)" office:value-type="float" office:value="14" calcext:value-type="float">
            <text:p>14</text:p>
          </table:table-cell>
          <table:table-cell table:formula="of:=LOOKUP([.I43];team_long;team_id)" office:value-type="float" office:value="5" calcext:value-type="float">
            <text:p>5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44];team_long;team_id)" office:value-type="float" office:value="3" calcext:value-type="float">
            <text:p>3</text:p>
          </table:table-cell>
          <table:table-cell table:formula="of:=LOOKUP([.I44];team_long;team_id)" office:value-type="float" office:value="14" calcext:value-type="float">
            <text:p>14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45];team_long;team_id)" office:value-type="float" office:value="4" calcext:value-type="float">
            <text:p>4</text:p>
          </table:table-cell>
          <table:table-cell table:formula="of:=LOOKUP([.I45];team_long;team_id)" office:value-type="float" office:value="1" calcext:value-type="float">
            <text:p>1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46];team_long;team_id)" office:value-type="float" office:value="8" calcext:value-type="float">
            <text:p>8</text:p>
          </table:table-cell>
          <table:table-cell table:formula="of:=LOOKUP([.I46];team_long;team_id)" office:value-type="float" office:value="7" calcext:value-type="float">
            <text:p>7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47];team_long;team_id)" office:value-type="float" office:value="10" calcext:value-type="float">
            <text:p>10</text:p>
          </table:table-cell>
          <table:table-cell table:formula="of:=LOOKUP([.I47];team_long;team_id)" office:value-type="float" office:value="9" calcext:value-type="float">
            <text:p>9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48];team_long;team_id)" office:value-type="float" office:value="6" calcext:value-type="float">
            <text:p>6</text:p>
          </table:table-cell>
          <table:table-cell table:formula="of:=LOOKUP([.I48];team_long;team_id)" office:value-type="float" office:value="13" calcext:value-type="float">
            <text:p>13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49];team_long;team_id)" office:value-type="float" office:value="2" calcext:value-type="float">
            <text:p>2</text:p>
          </table:table-cell>
          <table:table-cell table:formula="of:=LOOKUP([.I49];team_long;team_id)" office:value-type="float" office:value="12" calcext:value-type="float">
            <text:p>12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OKUP([.H50];team_long;team_id)" office:value-type="float" office:value="11" calcext:value-type="float">
            <text:p>11</text:p>
          </table:table-cell>
          <table:table-cell table:formula="of:=LOOKUP([.I50];team_long;team_id)" office:value-type="float" office:value="5" calcext:value-type="float">
            <text:p>5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1];team_long;team_id)" office:value-type="float" office:value="5" calcext:value-type="float">
            <text:p>5</text:p>
          </table:table-cell>
          <table:table-cell table:formula="of:=LOOKUP([.I51];team_long;team_id)" office:value-type="float" office:value="2" calcext:value-type="float">
            <text:p>2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2];team_long;team_id)" office:value-type="float" office:value="1" calcext:value-type="float">
            <text:p>1</text:p>
          </table:table-cell>
          <table:table-cell table:formula="of:=LOOKUP([.I52];team_long;team_id)" office:value-type="float" office:value="11" calcext:value-type="float">
            <text:p>11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3];team_long;team_id)" office:value-type="float" office:value="7" calcext:value-type="float">
            <text:p>7</text:p>
          </table:table-cell>
          <table:table-cell table:formula="of:=LOOKUP([.I53];team_long;team_id)" office:value-type="float" office:value="10" calcext:value-type="float">
            <text:p>10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4];team_long;team_id)" office:value-type="float" office:value="12" calcext:value-type="float">
            <text:p>12</text:p>
          </table:table-cell>
          <table:table-cell table:formula="of:=LOOKUP([.I54];team_long;team_id)" office:value-type="float" office:value="8" calcext:value-type="float">
            <text:p>8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5];team_long;team_id)" office:value-type="float" office:value="13" calcext:value-type="float">
            <text:p>13</text:p>
          </table:table-cell>
          <table:table-cell table:formula="of:=LOOKUP([.I55];team_long;team_id)" office:value-type="float" office:value="4" calcext:value-type="float">
            <text:p>4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6];team_long;team_id)" office:value-type="float" office:value="9" calcext:value-type="float">
            <text:p>9</text:p>
          </table:table-cell>
          <table:table-cell table:formula="of:=LOOKUP([.I56];team_long;team_id)" office:value-type="float" office:value="3" calcext:value-type="float">
            <text:p>3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LOOKUP([.H57];team_long;team_id)" office:value-type="float" office:value="14" calcext:value-type="float">
            <text:p>14</text:p>
          </table:table-cell>
          <table:table-cell table:formula="of:=LOOKUP([.I57];team_long;team_id)" office:value-type="float" office:value="6" calcext:value-type="float">
            <text:p>6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58];team_long;team_id)" office:value-type="float" office:value="1" calcext:value-type="float">
            <text:p>1</text:p>
          </table:table-cell>
          <table:table-cell table:formula="of:=LOOKUP([.I58];team_long;team_id)" office:value-type="float" office:value="14" calcext:value-type="float">
            <text:p>14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59];team_long;team_id)" office:value-type="float" office:value="3" calcext:value-type="float">
            <text:p>3</text:p>
          </table:table-cell>
          <table:table-cell table:formula="of:=LOOKUP([.I59];team_long;team_id)" office:value-type="float" office:value="12" calcext:value-type="float">
            <text:p>12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60];team_long;team_id)" office:value-type="float" office:value="4" calcext:value-type="float">
            <text:p>4</text:p>
          </table:table-cell>
          <table:table-cell table:formula="of:=LOOKUP([.I60];team_long;team_id)" office:value-type="float" office:value="5" calcext:value-type="float">
            <text:p>5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61];team_long;team_id)" office:value-type="float" office:value="8" calcext:value-type="float">
            <text:p>8</text:p>
          </table:table-cell>
          <table:table-cell table:formula="of:=LOOKUP([.I61];team_long;team_id)" office:value-type="float" office:value="9" calcext:value-type="float">
            <text:p>9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62];team_long;team_id)" office:value-type="float" office:value="6" calcext:value-type="float">
            <text:p>6</text:p>
          </table:table-cell>
          <table:table-cell table:formula="of:=LOOKUP([.I62];team_long;team_id)" office:value-type="float" office:value="10" calcext:value-type="float">
            <text:p>10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63];team_long;team_id)" office:value-type="float" office:value="2" calcext:value-type="float">
            <text:p>2</text:p>
          </table:table-cell>
          <table:table-cell table:formula="of:=LOOKUP([.I63];team_long;team_id)" office:value-type="float" office:value="13" calcext:value-type="float">
            <text:p>13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LOOKUP([.H64];team_long;team_id)" office:value-type="float" office:value="11" calcext:value-type="float">
            <text:p>11</text:p>
          </table:table-cell>
          <table:table-cell table:formula="of:=LOOKUP([.I64];team_long;team_id)" office:value-type="float" office:value="7" calcext:value-type="float">
            <text:p>7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65];team_long;team_id)" office:value-type="float" office:value="5" calcext:value-type="float">
            <text:p>5</text:p>
          </table:table-cell>
          <table:table-cell table:formula="of:=LOOKUP([.I65];team_long;team_id)" office:value-type="float" office:value="1" calcext:value-type="float">
            <text:p>1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66];team_long;team_id)" office:value-type="float" office:value="3" calcext:value-type="float">
            <text:p>3</text:p>
          </table:table-cell>
          <table:table-cell table:formula="of:=LOOKUP([.I66];team_long;team_id)" office:value-type="float" office:value="6" calcext:value-type="float">
            <text:p>6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67];team_long;team_id)" office:value-type="float" office:value="7" calcext:value-type="float">
            <text:p>7</text:p>
          </table:table-cell>
          <table:table-cell table:formula="of:=LOOKUP([.I67];team_long;team_id)" office:value-type="float" office:value="4" calcext:value-type="float">
            <text:p>4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68];team_long;team_id)" office:value-type="float" office:value="12" calcext:value-type="float">
            <text:p>12</text:p>
          </table:table-cell>
          <table:table-cell table:formula="of:=LOOKUP([.I68];team_long;team_id)" office:value-type="float" office:value="11" calcext:value-type="float">
            <text:p>11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69];team_long;team_id)" office:value-type="float" office:value="13" calcext:value-type="float">
            <text:p>13</text:p>
          </table:table-cell>
          <table:table-cell table:formula="of:=LOOKUP([.I69];team_long;team_id)" office:value-type="float" office:value="8" calcext:value-type="float">
            <text:p>8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70];team_long;team_id)" office:value-type="float" office:value="10" calcext:value-type="float">
            <text:p>10</text:p>
          </table:table-cell>
          <table:table-cell table:formula="of:=LOOKUP([.I70];team_long;team_id)" office:value-type="float" office:value="2" calcext:value-type="float">
            <text:p>2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LOOKUP([.H71];team_long;team_id)" office:value-type="float" office:value="14" calcext:value-type="float">
            <text:p>14</text:p>
          </table:table-cell>
          <table:table-cell table:formula="of:=LOOKUP([.I71];team_long;team_id)" office:value-type="float" office:value="9" calcext:value-type="float">
            <text:p>9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2];team_long;team_id)" office:value-type="float" office:value="7" calcext:value-type="float">
            <text:p>7</text:p>
          </table:table-cell>
          <table:table-cell table:formula="of:=LOOKUP([.I72];team_long;team_id)" office:value-type="float" office:value="14" calcext:value-type="float">
            <text:p>14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3];team_long;team_id)" office:value-type="float" office:value="8" calcext:value-type="float">
            <text:p>8</text:p>
          </table:table-cell>
          <table:table-cell table:formula="of:=LOOKUP([.I73];team_long;team_id)" office:value-type="float" office:value="1" calcext:value-type="float">
            <text:p>1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4];team_long;team_id)" office:value-type="float" office:value="12" calcext:value-type="float">
            <text:p>12</text:p>
          </table:table-cell>
          <table:table-cell table:formula="of:=LOOKUP([.I74];team_long;team_id)" office:value-type="float" office:value="5" calcext:value-type="float">
            <text:p>5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5];team_long;team_id)" office:value-type="float" office:value="10" calcext:value-type="float">
            <text:p>10</text:p>
          </table:table-cell>
          <table:table-cell table:formula="of:=LOOKUP([.I75];team_long;team_id)" office:value-type="float" office:value="3" calcext:value-type="float">
            <text:p>3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6];team_long;team_id)" office:value-type="float" office:value="9" calcext:value-type="float">
            <text:p>9</text:p>
          </table:table-cell>
          <table:table-cell table:formula="of:=LOOKUP([.I76];team_long;team_id)" office:value-type="float" office:value="13" calcext:value-type="float">
            <text:p>13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7];team_long;team_id)" office:value-type="float" office:value="6" calcext:value-type="float">
            <text:p>6</text:p>
          </table:table-cell>
          <table:table-cell table:formula="of:=LOOKUP([.I77];team_long;team_id)" office:value-type="float" office:value="4" calcext:value-type="float">
            <text:p>4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OKUP([.H78];team_long;team_id)" office:value-type="float" office:value="11" calcext:value-type="float">
            <text:p>11</text:p>
          </table:table-cell>
          <table:table-cell table:formula="of:=LOOKUP([.I78];team_long;team_id)" office:value-type="float" office:value="2" calcext:value-type="float">
            <text:p>2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79];team_long;team_id)" office:value-type="float" office:value="5" calcext:value-type="float">
            <text:p>5</text:p>
          </table:table-cell>
          <table:table-cell table:formula="of:=LOOKUP([.I79];team_long;team_id)" office:value-type="float" office:value="8" calcext:value-type="float">
            <text:p>8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80];team_long;team_id)" office:value-type="float" office:value="1" calcext:value-type="float">
            <text:p>1</text:p>
          </table:table-cell>
          <table:table-cell table:formula="of:=LOOKUP([.I80];team_long;team_id)" office:value-type="float" office:value="7" calcext:value-type="float">
            <text:p>7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81];team_long;team_id)" office:value-type="float" office:value="4" calcext:value-type="float">
            <text:p>4</text:p>
          </table:table-cell>
          <table:table-cell table:formula="of:=LOOKUP([.I81];team_long;team_id)" office:value-type="float" office:value="10" calcext:value-type="float">
            <text:p>10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82];team_long;team_id)" office:value-type="float" office:value="13" calcext:value-type="float">
            <text:p>13</text:p>
          </table:table-cell>
          <table:table-cell table:formula="of:=LOOKUP([.I82];team_long;team_id)" office:value-type="float" office:value="12" calcext:value-type="float">
            <text:p>12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83];team_long;team_id)" office:value-type="float" office:value="9" calcext:value-type="float">
            <text:p>9</text:p>
          </table:table-cell>
          <table:table-cell table:formula="of:=LOOKUP([.I83];team_long;team_id)" office:value-type="float" office:value="6" calcext:value-type="float">
            <text:p>6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84];team_long;team_id)" office:value-type="float" office:value="14" calcext:value-type="float">
            <text:p>14</text:p>
          </table:table-cell>
          <table:table-cell table:formula="of:=LOOKUP([.I84];team_long;team_id)" office:value-type="float" office:value="11" calcext:value-type="float">
            <text:p>11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LOOKUP([.H85];team_long;team_id)" office:value-type="float" office:value="2" calcext:value-type="float">
            <text:p>2</text:p>
          </table:table-cell>
          <table:table-cell table:formula="of:=LOOKUP([.I85];team_long;team_id)" office:value-type="float" office:value="3" calcext:value-type="float">
            <text:p>3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86];team_long;team_id)" office:value-type="float" office:value="3" calcext:value-type="float">
            <text:p>3</text:p>
          </table:table-cell>
          <table:table-cell table:formula="of:=LOOKUP([.I86];team_long;team_id)" office:value-type="float" office:value="5" calcext:value-type="float">
            <text:p>5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87];team_long;team_id)" office:value-type="float" office:value="8" calcext:value-type="float">
            <text:p>8</text:p>
          </table:table-cell>
          <table:table-cell table:formula="of:=LOOKUP([.I87];team_long;team_id)" office:value-type="float" office:value="11" calcext:value-type="float">
            <text:p>11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88];team_long;team_id)" office:value-type="float" office:value="12" calcext:value-type="float">
            <text:p>12</text:p>
          </table:table-cell>
          <table:table-cell table:formula="of:=LOOKUP([.I88];team_long;team_id)" office:value-type="float" office:value="9" calcext:value-type="float">
            <text:p>9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89];team_long;team_id)" office:value-type="float" office:value="13" calcext:value-type="float">
            <text:p>13</text:p>
          </table:table-cell>
          <table:table-cell table:formula="of:=LOOKUP([.I89];team_long;team_id)" office:value-type="float" office:value="7" calcext:value-type="float">
            <text:p>7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90];team_long;team_id)" office:value-type="float" office:value="10" calcext:value-type="float">
            <text:p>10</text:p>
          </table:table-cell>
          <table:table-cell table:formula="of:=LOOKUP([.I90];team_long;team_id)" office:value-type="float" office:value="1" calcext:value-type="float">
            <text:p>1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91];team_long;team_id)" office:value-type="float" office:value="6" calcext:value-type="float">
            <text:p>6</text:p>
          </table:table-cell>
          <table:table-cell table:formula="of:=LOOKUP([.I91];team_long;team_id)" office:value-type="float" office:value="2" calcext:value-type="float">
            <text:p>2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LOOKUP([.H92];team_long;team_id)" office:value-type="float" office:value="14" calcext:value-type="float">
            <text:p>14</text:p>
          </table:table-cell>
          <table:table-cell table:formula="of:=LOOKUP([.I92];team_long;team_id)" office:value-type="float" office:value="4" calcext:value-type="float">
            <text:p>4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3];team_long;team_id)" office:value-type="float" office:value="5" calcext:value-type="float">
            <text:p>5</text:p>
          </table:table-cell>
          <table:table-cell table:formula="of:=LOOKUP([.I93];team_long;team_id)" office:value-type="float" office:value="14" calcext:value-type="float">
            <text:p>14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4];team_long;team_id)" office:value-type="float" office:value="1" calcext:value-type="float">
            <text:p>1</text:p>
          </table:table-cell>
          <table:table-cell table:formula="of:=LOOKUP([.I94];team_long;team_id)" office:value-type="float" office:value="13" calcext:value-type="float">
            <text:p>13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5];team_long;team_id)" office:value-type="float" office:value="4" calcext:value-type="float">
            <text:p>4</text:p>
          </table:table-cell>
          <table:table-cell table:formula="of:=LOOKUP([.I95];team_long;team_id)" office:value-type="float" office:value="12" calcext:value-type="float">
            <text:p>12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6];team_long;team_id)" office:value-type="float" office:value="7" calcext:value-type="float">
            <text:p>7</text:p>
          </table:table-cell>
          <table:table-cell table:formula="of:=LOOKUP([.I96];team_long;team_id)" office:value-type="float" office:value="3" calcext:value-type="float">
            <text:p>3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7];team_long;team_id)" office:value-type="float" office:value="9" calcext:value-type="float">
            <text:p>9</text:p>
          </table:table-cell>
          <table:table-cell table:formula="of:=LOOKUP([.I97];team_long;team_id)" office:value-type="float" office:value="10" calcext:value-type="float">
            <text:p>10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8];team_long;team_id)" office:value-type="float" office:value="2" calcext:value-type="float">
            <text:p>2</text:p>
          </table:table-cell>
          <table:table-cell table:formula="of:=LOOKUP([.I98];team_long;team_id)" office:value-type="float" office:value="8" calcext:value-type="float">
            <text:p>8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LOOKUP([.H99];team_long;team_id)" office:value-type="float" office:value="11" calcext:value-type="float">
            <text:p>11</text:p>
          </table:table-cell>
          <table:table-cell table:formula="of:=LOOKUP([.I99];team_long;team_id)" office:value-type="float" office:value="6" calcext:value-type="float">
            <text:p>6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0];team_long;team_id)" office:value-type="float" office:value="5" calcext:value-type="float">
            <text:p>5</text:p>
          </table:table-cell>
          <table:table-cell table:formula="of:=LOOKUP([.I100];team_long;team_id)" office:value-type="float" office:value="11" calcext:value-type="float">
            <text:p>11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1];team_long;team_id)" office:value-type="float" office:value="3" calcext:value-type="float">
            <text:p>3</text:p>
          </table:table-cell>
          <table:table-cell table:formula="of:=LOOKUP([.I101];team_long;team_id)" office:value-type="float" office:value="13" calcext:value-type="float">
            <text:p>13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2];team_long;team_id)" office:value-type="float" office:value="8" calcext:value-type="float">
            <text:p>8</text:p>
          </table:table-cell>
          <table:table-cell table:formula="of:=LOOKUP([.I102];team_long;team_id)" office:value-type="float" office:value="12" calcext:value-type="float">
            <text:p>12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3];team_long;team_id)" office:value-type="float" office:value="10" calcext:value-type="float">
            <text:p>10</text:p>
          </table:table-cell>
          <table:table-cell table:formula="of:=LOOKUP([.I103];team_long;team_id)" office:value-type="float" office:value="7" calcext:value-type="float">
            <text:p>7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4];team_long;team_id)" office:value-type="float" office:value="9" calcext:value-type="float">
            <text:p>9</text:p>
          </table:table-cell>
          <table:table-cell table:formula="of:=LOOKUP([.I104];team_long;team_id)" office:value-type="float" office:value="4" calcext:value-type="float">
            <text:p>4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5];team_long;team_id)" office:value-type="float" office:value="6" calcext:value-type="float">
            <text:p>6</text:p>
          </table:table-cell>
          <table:table-cell table:formula="of:=LOOKUP([.I105];team_long;team_id)" office:value-type="float" office:value="14" calcext:value-type="float">
            <text:p>14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LOOKUP([.H106];team_long;team_id)" office:value-type="float" office:value="2" calcext:value-type="float">
            <text:p>2</text:p>
          </table:table-cell>
          <table:table-cell table:formula="of:=LOOKUP([.I106];team_long;team_id)" office:value-type="float" office:value="1" calcext:value-type="float">
            <text:p>1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07];team_long;team_id)" office:value-type="float" office:value="1" calcext:value-type="float">
            <text:p>1</text:p>
          </table:table-cell>
          <table:table-cell table:formula="of:=LOOKUP([.I107];team_long;team_id)" office:value-type="float" office:value="3" calcext:value-type="float">
            <text:p>3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08];team_long;team_id)" office:value-type="float" office:value="4" calcext:value-type="float">
            <text:p>4</text:p>
          </table:table-cell>
          <table:table-cell table:formula="of:=LOOKUP([.I108];team_long;team_id)" office:value-type="float" office:value="2" calcext:value-type="float">
            <text:p>2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09];team_long;team_id)" office:value-type="float" office:value="7" calcext:value-type="float">
            <text:p>7</text:p>
          </table:table-cell>
          <table:table-cell table:formula="of:=LOOKUP([.I109];team_long;team_id)" office:value-type="float" office:value="5" calcext:value-type="float">
            <text:p>5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10];team_long;team_id)" office:value-type="float" office:value="12" calcext:value-type="float">
            <text:p>12</text:p>
          </table:table-cell>
          <table:table-cell table:formula="of:=LOOKUP([.I110];team_long;team_id)" office:value-type="float" office:value="6" calcext:value-type="float">
            <text:p>6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11];team_long;team_id)" office:value-type="float" office:value="13" calcext:value-type="float">
            <text:p>13</text:p>
          </table:table-cell>
          <table:table-cell table:formula="of:=LOOKUP([.I111];team_long;team_id)" office:value-type="float" office:value="10" calcext:value-type="float">
            <text:p>10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12];team_long;team_id)" office:value-type="float" office:value="14" calcext:value-type="float">
            <text:p>14</text:p>
          </table:table-cell>
          <table:table-cell table:formula="of:=LOOKUP([.I112];team_long;team_id)" office:value-type="float" office:value="8" calcext:value-type="float">
            <text:p>8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LOOKUP([.H113];team_long;team_id)" office:value-type="float" office:value="11" calcext:value-type="float">
            <text:p>11</text:p>
          </table:table-cell>
          <table:table-cell table:formula="of:=LOOKUP([.I113];team_long;team_id)" office:value-type="float" office:value="9" calcext:value-type="float">
            <text:p>9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14];team_long;team_id)" office:value-type="float" office:value="5" calcext:value-type="float">
            <text:p>5</text:p>
          </table:table-cell>
          <table:table-cell table:formula="of:=LOOKUP([.I114];team_long;team_id)" office:value-type="float" office:value="4" calcext:value-type="float">
            <text:p>4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15];team_long;team_id)" office:value-type="float" office:value="3" calcext:value-type="float">
            <text:p>3</text:p>
          </table:table-cell>
          <table:table-cell table:formula="of:=LOOKUP([.I115];team_long;team_id)" office:value-type="float" office:value="11" calcext:value-type="float">
            <text:p>11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16];team_long;team_id)" office:value-type="float" office:value="8" calcext:value-type="float">
            <text:p>8</text:p>
          </table:table-cell>
          <table:table-cell table:formula="of:=LOOKUP([.I116];team_long;team_id)" office:value-type="float" office:value="13" calcext:value-type="float">
            <text:p>13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17];team_long;team_id)" office:value-type="float" office:value="10" calcext:value-type="float">
            <text:p>10</text:p>
          </table:table-cell>
          <table:table-cell table:formula="of:=LOOKUP([.I117];team_long;team_id)" office:value-type="float" office:value="12" calcext:value-type="float">
            <text:p>12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18];team_long;team_id)" office:value-type="float" office:value="9" calcext:value-type="float">
            <text:p>9</text:p>
          </table:table-cell>
          <table:table-cell table:formula="of:=LOOKUP([.I118];team_long;team_id)" office:value-type="float" office:value="2" calcext:value-type="float">
            <text:p>2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19];team_long;team_id)" office:value-type="float" office:value="6" calcext:value-type="float">
            <text:p>6</text:p>
          </table:table-cell>
          <table:table-cell table:formula="of:=LOOKUP([.I119];team_long;team_id)" office:value-type="float" office:value="7" calcext:value-type="float">
            <text:p>7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LOOKUP([.H120];team_long;team_id)" office:value-type="float" office:value="14" calcext:value-type="float">
            <text:p>14</text:p>
          </table:table-cell>
          <table:table-cell table:formula="of:=LOOKUP([.I120];team_long;team_id)" office:value-type="float" office:value="1" calcext:value-type="float">
            <text:p>1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1];team_long;team_id)" office:value-type="float" office:value="1" calcext:value-type="float">
            <text:p>1</text:p>
          </table:table-cell>
          <table:table-cell table:formula="of:=LOOKUP([.I121];team_long;team_id)" office:value-type="float" office:value="9" calcext:value-type="float">
            <text:p>9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2];team_long;team_id)" office:value-type="float" office:value="4" calcext:value-type="float">
            <text:p>4</text:p>
          </table:table-cell>
          <table:table-cell table:formula="of:=LOOKUP([.I122];team_long;team_id)" office:value-type="float" office:value="6" calcext:value-type="float">
            <text:p>6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3];team_long;team_id)" office:value-type="float" office:value="7" calcext:value-type="float">
            <text:p>7</text:p>
          </table:table-cell>
          <table:table-cell table:formula="of:=LOOKUP([.I123];team_long;team_id)" office:value-type="float" office:value="8" calcext:value-type="float">
            <text:p>8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4];team_long;team_id)" office:value-type="float" office:value="12" calcext:value-type="float">
            <text:p>12</text:p>
          </table:table-cell>
          <table:table-cell table:formula="of:=LOOKUP([.I124];team_long;team_id)" office:value-type="float" office:value="3" calcext:value-type="float">
            <text:p>3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5];team_long;team_id)" office:value-type="float" office:value="13" calcext:value-type="float">
            <text:p>13</text:p>
          </table:table-cell>
          <table:table-cell table:formula="of:=LOOKUP([.I125];team_long;team_id)" office:value-type="float" office:value="14" calcext:value-type="float">
            <text:p>14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6];team_long;team_id)" office:value-type="float" office:value="2" calcext:value-type="float">
            <text:p>2</text:p>
          </table:table-cell>
          <table:table-cell table:formula="of:=LOOKUP([.I126];team_long;team_id)" office:value-type="float" office:value="5" calcext:value-type="float">
            <text:p>5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LOOKUP([.H127];team_long;team_id)" office:value-type="float" office:value="11" calcext:value-type="float">
            <text:p>11</text:p>
          </table:table-cell>
          <table:table-cell table:formula="of:=LOOKUP([.I127];team_long;team_id)" office:value-type="float" office:value="10" calcext:value-type="float">
            <text:p>10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28];team_long;team_id)" office:value-type="float" office:value="5" calcext:value-type="float">
            <text:p>5</text:p>
          </table:table-cell>
          <table:table-cell table:formula="of:=LOOKUP([.I128];team_long;team_id)" office:value-type="float" office:value="13" calcext:value-type="float">
            <text:p>13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29];team_long;team_id)" office:value-type="float" office:value="1" calcext:value-type="float">
            <text:p>1</text:p>
          </table:table-cell>
          <table:table-cell table:formula="of:=LOOKUP([.I129];team_long;team_id)" office:value-type="float" office:value="4" calcext:value-type="float">
            <text:p>4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30];team_long;team_id)" office:value-type="float" office:value="7" calcext:value-type="float">
            <text:p>7</text:p>
          </table:table-cell>
          <table:table-cell table:formula="of:=LOOKUP([.I130];team_long;team_id)" office:value-type="float" office:value="12" calcext:value-type="float">
            <text:p>12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31];team_long;team_id)" office:value-type="float" office:value="9" calcext:value-type="float">
            <text:p>9</text:p>
          </table:table-cell>
          <table:table-cell table:formula="of:=LOOKUP([.I131];team_long;team_id)" office:value-type="float" office:value="8" calcext:value-type="float">
            <text:p>8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32];team_long;team_id)" office:value-type="float" office:value="6" calcext:value-type="float">
            <text:p>6</text:p>
          </table:table-cell>
          <table:table-cell table:formula="of:=LOOKUP([.I132];team_long;team_id)" office:value-type="float" office:value="3" calcext:value-type="float">
            <text:p>3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33];team_long;team_id)" office:value-type="float" office:value="14" calcext:value-type="float">
            <text:p>14</text:p>
          </table:table-cell>
          <table:table-cell table:formula="of:=LOOKUP([.I133];team_long;team_id)" office:value-type="float" office:value="10" calcext:value-type="float">
            <text:p>10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LOOKUP([.H134];team_long;team_id)" office:value-type="float" office:value="2" calcext:value-type="float">
            <text:p>2</text:p>
          </table:table-cell>
          <table:table-cell table:formula="of:=LOOKUP([.I134];team_long;team_id)" office:value-type="float" office:value="11" calcext:value-type="float">
            <text:p>11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35];team_long;team_id)" office:value-type="float" office:value="3" calcext:value-type="float">
            <text:p>3</text:p>
          </table:table-cell>
          <table:table-cell table:formula="of:=LOOKUP([.I135];team_long;team_id)" office:value-type="float" office:value="2" calcext:value-type="float">
            <text:p>2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36];team_long;team_id)" office:value-type="float" office:value="4" calcext:value-type="float">
            <text:p>4</text:p>
          </table:table-cell>
          <table:table-cell table:formula="of:=LOOKUP([.I136];team_long;team_id)" office:value-type="float" office:value="7" calcext:value-type="float">
            <text:p>7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37];team_long;team_id)" office:value-type="float" office:value="8" calcext:value-type="float">
            <text:p>8</text:p>
          </table:table-cell>
          <table:table-cell table:formula="of:=LOOKUP([.I137];team_long;team_id)" office:value-type="float" office:value="5" calcext:value-type="float">
            <text:p>5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38];team_long;team_id)" office:value-type="float" office:value="12" calcext:value-type="float">
            <text:p>12</text:p>
          </table:table-cell>
          <table:table-cell table:formula="of:=LOOKUP([.I138];team_long;team_id)" office:value-type="float" office:value="14" calcext:value-type="float">
            <text:p>14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39];team_long;team_id)" office:value-type="float" office:value="13" calcext:value-type="float">
            <text:p>13</text:p>
          </table:table-cell>
          <table:table-cell table:formula="of:=LOOKUP([.I139];team_long;team_id)" office:value-type="float" office:value="9" calcext:value-type="float">
            <text:p>9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40];team_long;team_id)" office:value-type="float" office:value="10" calcext:value-type="float">
            <text:p>10</text:p>
          </table:table-cell>
          <table:table-cell table:formula="of:=LOOKUP([.I140];team_long;team_id)" office:value-type="float" office:value="6" calcext:value-type="float">
            <text:p>6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LOOKUP([.H141];team_long;team_id)" office:value-type="float" office:value="11" calcext:value-type="float">
            <text:p>11</text:p>
          </table:table-cell>
          <table:table-cell table:formula="of:=LOOKUP([.I141];team_long;team_id)" office:value-type="float" office:value="1" calcext:value-type="float">
            <text:p>1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2];team_long;team_id)" office:value-type="float" office:value="5" calcext:value-type="float">
            <text:p>5</text:p>
          </table:table-cell>
          <table:table-cell table:formula="of:=LOOKUP([.I142];team_long;team_id)" office:value-type="float" office:value="3" calcext:value-type="float">
            <text:p>3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3];team_long;team_id)" office:value-type="float" office:value="1" calcext:value-type="float">
            <text:p>1</text:p>
          </table:table-cell>
          <table:table-cell table:formula="of:=LOOKUP([.I143];team_long;team_id)" office:value-type="float" office:value="10" calcext:value-type="float">
            <text:p>10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4];team_long;team_id)" office:value-type="float" office:value="4" calcext:value-type="float">
            <text:p>4</text:p>
          </table:table-cell>
          <table:table-cell table:formula="of:=LOOKUP([.I144];team_long;team_id)" office:value-type="float" office:value="14" calcext:value-type="float">
            <text:p>14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5];team_long;team_id)" office:value-type="float" office:value="7" calcext:value-type="float">
            <text:p>7</text:p>
          </table:table-cell>
          <table:table-cell table:formula="of:=LOOKUP([.I145];team_long;team_id)" office:value-type="float" office:value="13" calcext:value-type="float">
            <text:p>13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6];team_long;team_id)" office:value-type="float" office:value="9" calcext:value-type="float">
            <text:p>9</text:p>
          </table:table-cell>
          <table:table-cell table:formula="of:=LOOKUP([.I146];team_long;team_id)" office:value-type="float" office:value="12" calcext:value-type="float">
            <text:p>12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7];team_long;team_id)" office:value-type="float" office:value="2" calcext:value-type="float">
            <text:p>2</text:p>
          </table:table-cell>
          <table:table-cell table:formula="of:=LOOKUP([.I147];team_long;team_id)" office:value-type="float" office:value="6" calcext:value-type="float">
            <text:p>6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LOOKUP([.H148];team_long;team_id)" office:value-type="float" office:value="11" calcext:value-type="float">
            <text:p>11</text:p>
          </table:table-cell>
          <table:table-cell table:formula="of:=LOOKUP([.I148];team_long;team_id)" office:value-type="float" office:value="8" calcext:value-type="float">
            <text:p>8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49];team_long;team_id)" office:value-type="float" office:value="3" calcext:value-type="float">
            <text:p>3</text:p>
          </table:table-cell>
          <table:table-cell table:formula="of:=LOOKUP([.I149];team_long;team_id)" office:value-type="float" office:value="9" calcext:value-type="float">
            <text:p>9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50];team_long;team_id)" office:value-type="float" office:value="8" calcext:value-type="float">
            <text:p>8</text:p>
          </table:table-cell>
          <table:table-cell table:formula="of:=LOOKUP([.I150];team_long;team_id)" office:value-type="float" office:value="4" calcext:value-type="float">
            <text:p>4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51];team_long;team_id)" office:value-type="float" office:value="12" calcext:value-type="float">
            <text:p>12</text:p>
          </table:table-cell>
          <table:table-cell table:formula="of:=LOOKUP([.I151];team_long;team_id)" office:value-type="float" office:value="2" calcext:value-type="float">
            <text:p>2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52];team_long;team_id)" office:value-type="float" office:value="13" calcext:value-type="float">
            <text:p>13</text:p>
          </table:table-cell>
          <table:table-cell table:formula="of:=LOOKUP([.I152];team_long;team_id)" office:value-type="float" office:value="11" calcext:value-type="float">
            <text:p>11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53];team_long;team_id)" office:value-type="float" office:value="10" calcext:value-type="float">
            <text:p>10</text:p>
          </table:table-cell>
          <table:table-cell table:formula="of:=LOOKUP([.I153];team_long;team_id)" office:value-type="float" office:value="5" calcext:value-type="float">
            <text:p>5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54];team_long;team_id)" office:value-type="float" office:value="6" calcext:value-type="float">
            <text:p>6</text:p>
          </table:table-cell>
          <table:table-cell table:formula="of:=LOOKUP([.I154];team_long;team_id)" office:value-type="float" office:value="1" calcext:value-type="float">
            <text:p>1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LOOKUP([.H155];team_long;team_id)" office:value-type="float" office:value="14" calcext:value-type="float">
            <text:p>14</text:p>
          </table:table-cell>
          <table:table-cell table:formula="of:=LOOKUP([.I155];team_long;team_id)" office:value-type="float" office:value="7" calcext:value-type="float">
            <text:p>7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56];team_long;team_id)" office:value-type="float" office:value="1" calcext:value-type="float">
            <text:p>1</text:p>
          </table:table-cell>
          <table:table-cell table:formula="of:=LOOKUP([.I156];team_long;team_id)" office:value-type="float" office:value="8" calcext:value-type="float">
            <text:p>8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57];team_long;team_id)" office:value-type="float" office:value="3" calcext:value-type="float">
            <text:p>3</text:p>
          </table:table-cell>
          <table:table-cell table:formula="of:=LOOKUP([.I157];team_long;team_id)" office:value-type="float" office:value="10" calcext:value-type="float">
            <text:p>10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58];team_long;team_id)" office:value-type="float" office:value="4" calcext:value-type="float">
            <text:p>4</text:p>
          </table:table-cell>
          <table:table-cell table:formula="of:=LOOKUP([.I158];team_long;team_id)" office:value-type="float" office:value="13" calcext:value-type="float">
            <text:p>13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59];team_long;team_id)" office:value-type="float" office:value="9" calcext:value-type="float">
            <text:p>9</text:p>
          </table:table-cell>
          <table:table-cell table:formula="of:=LOOKUP([.I159];team_long;team_id)" office:value-type="float" office:value="14" calcext:value-type="float">
            <text:p>14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60];team_long;team_id)" office:value-type="float" office:value="6" calcext:value-type="float">
            <text:p>6</text:p>
          </table:table-cell>
          <table:table-cell table:formula="of:=LOOKUP([.I160];team_long;team_id)" office:value-type="float" office:value="5" calcext:value-type="float">
            <text:p>5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61];team_long;team_id)" office:value-type="float" office:value="2" calcext:value-type="float">
            <text:p>2</text:p>
          </table:table-cell>
          <table:table-cell table:formula="of:=LOOKUP([.I161];team_long;team_id)" office:value-type="float" office:value="7" calcext:value-type="float">
            <text:p>7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LOOKUP([.H162];team_long;team_id)" office:value-type="float" office:value="11" calcext:value-type="float">
            <text:p>11</text:p>
          </table:table-cell>
          <table:table-cell table:formula="of:=LOOKUP([.I162];team_long;team_id)" office:value-type="float" office:value="12" calcext:value-type="float">
            <text:p>12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3];team_long;team_id)" office:value-type="float" office:value="5" calcext:value-type="float">
            <text:p>5</text:p>
          </table:table-cell>
          <table:table-cell table:formula="of:=LOOKUP([.I163];team_long;team_id)" office:value-type="float" office:value="9" calcext:value-type="float">
            <text:p>9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4];team_long;team_id)" office:value-type="float" office:value="7" calcext:value-type="float">
            <text:p>7</text:p>
          </table:table-cell>
          <table:table-cell table:formula="of:=LOOKUP([.I164];team_long;team_id)" office:value-type="float" office:value="11" calcext:value-type="float">
            <text:p>11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5];team_long;team_id)" office:value-type="float" office:value="8" calcext:value-type="float">
            <text:p>8</text:p>
          </table:table-cell>
          <table:table-cell table:formula="of:=LOOKUP([.I165];team_long;team_id)" office:value-type="float" office:value="3" calcext:value-type="float">
            <text:p>3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6];team_long;team_id)" office:value-type="float" office:value="12" calcext:value-type="float">
            <text:p>12</text:p>
          </table:table-cell>
          <table:table-cell table:formula="of:=LOOKUP([.I166];team_long;team_id)" office:value-type="float" office:value="1" calcext:value-type="float">
            <text:p>1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7];team_long;team_id)" office:value-type="float" office:value="13" calcext:value-type="float">
            <text:p>13</text:p>
          </table:table-cell>
          <table:table-cell table:formula="of:=LOOKUP([.I167];team_long;team_id)" office:value-type="float" office:value="6" calcext:value-type="float">
            <text:p>6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8];team_long;team_id)" office:value-type="float" office:value="10" calcext:value-type="float">
            <text:p>10</text:p>
          </table:table-cell>
          <table:table-cell table:formula="of:=LOOKUP([.I168];team_long;team_id)" office:value-type="float" office:value="4" calcext:value-type="float">
            <text:p>4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LOOKUP([.H169];team_long;team_id)" office:value-type="float" office:value="14" calcext:value-type="float">
            <text:p>14</text:p>
          </table:table-cell>
          <table:table-cell table:formula="of:=LOOKUP([.I169];team_long;team_id)" office:value-type="float" office:value="2" calcext:value-type="float">
            <text:p>2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0];team_long;team_id)" office:value-type="float" office:value="1" calcext:value-type="float">
            <text:p>1</text:p>
          </table:table-cell>
          <table:table-cell table:formula="of:=LOOKUP([.I170];team_long;team_id)" office:value-type="float" office:value="5" calcext:value-type="float">
            <text:p>5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1];team_long;team_id)" office:value-type="float" office:value="3" calcext:value-type="float">
            <text:p>3</text:p>
          </table:table-cell>
          <table:table-cell table:formula="of:=LOOKUP([.I171];team_long;team_id)" office:value-type="float" office:value="4" calcext:value-type="float">
            <text:p>4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2];team_long;team_id)" office:value-type="float" office:value="8" calcext:value-type="float">
            <text:p>8</text:p>
          </table:table-cell>
          <table:table-cell table:formula="of:=LOOKUP([.I172];team_long;team_id)" office:value-type="float" office:value="6" calcext:value-type="float">
            <text:p>6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3];team_long;team_id)" office:value-type="float" office:value="12" calcext:value-type="float">
            <text:p>12</text:p>
          </table:table-cell>
          <table:table-cell table:formula="of:=LOOKUP([.I173];team_long;team_id)" office:value-type="float" office:value="13" calcext:value-type="float">
            <text:p>13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4];team_long;team_id)" office:value-type="float" office:value="9" calcext:value-type="float">
            <text:p>9</text:p>
          </table:table-cell>
          <table:table-cell table:formula="of:=LOOKUP([.I174];team_long;team_id)" office:value-type="float" office:value="7" calcext:value-type="float">
            <text:p>7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5];team_long;team_id)" office:value-type="float" office:value="2" calcext:value-type="float">
            <text:p>2</text:p>
          </table:table-cell>
          <table:table-cell table:formula="of:=LOOKUP([.I175];team_long;team_id)" office:value-type="float" office:value="10" calcext:value-type="float">
            <text:p>10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LOOKUP([.H176];team_long;team_id)" office:value-type="float" office:value="11" calcext:value-type="float">
            <text:p>11</text:p>
          </table:table-cell>
          <table:table-cell table:formula="of:=LOOKUP([.I176];team_long;team_id)" office:value-type="float" office:value="14" calcext:value-type="float">
            <text:p>14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77];team_long;team_id)" office:value-type="float" office:value="5" calcext:value-type="float">
            <text:p>5</text:p>
          </table:table-cell>
          <table:table-cell table:formula="of:=LOOKUP([.I177];team_long;team_id)" office:value-type="float" office:value="12" calcext:value-type="float">
            <text:p>12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78];team_long;team_id)" office:value-type="float" office:value="4" calcext:value-type="float">
            <text:p>4</text:p>
          </table:table-cell>
          <table:table-cell table:formula="of:=LOOKUP([.I178];team_long;team_id)" office:value-type="float" office:value="11" calcext:value-type="float">
            <text:p>11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79];team_long;team_id)" office:value-type="float" office:value="7" calcext:value-type="float">
            <text:p>7</text:p>
          </table:table-cell>
          <table:table-cell table:formula="of:=LOOKUP([.I179];team_long;team_id)" office:value-type="float" office:value="1" calcext:value-type="float">
            <text:p>1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80];team_long;team_id)" office:value-type="float" office:value="13" calcext:value-type="float">
            <text:p>13</text:p>
          </table:table-cell>
          <table:table-cell table:formula="of:=LOOKUP([.I180];team_long;team_id)" office:value-type="float" office:value="2" calcext:value-type="float">
            <text:p>2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81];team_long;team_id)" office:value-type="float" office:value="10" calcext:value-type="float">
            <text:p>10</text:p>
          </table:table-cell>
          <table:table-cell table:formula="of:=LOOKUP([.I181];team_long;team_id)" office:value-type="float" office:value="8" calcext:value-type="float">
            <text:p>8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82];team_long;team_id)" office:value-type="float" office:value="6" calcext:value-type="float">
            <text:p>6</text:p>
          </table:table-cell>
          <table:table-cell table:formula="of:=LOOKUP([.I182];team_long;team_id)" office:value-type="float" office:value="9" calcext:value-type="float">
            <text:p>9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LOOKUP([.H183];team_long;team_id)" office:value-type="float" office:value="14" calcext:value-type="float">
            <text:p>14</text:p>
          </table:table-cell>
          <table:table-cell table:formula="of:=LOOKUP([.I183];team_long;team_id)" office:value-type="float" office:value="3" calcext:value-type="float">
            <text:p>3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2" calcext:value-type="date">
            <text:p>2023-06-0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2" calcext:value-type="date">
            <text:p>2023-06-0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9" calcext:value-type="date">
            <text:p>2023-06-09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9" calcext:value-type="date">
            <text:p>2023-06-09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17" calcext:value-type="date">
            <text:p>2023-06-17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</table:table>
      <table:table table:name="Match" table:style-name="ta1">
        <table:table-column table:style-name="co1" table:number-columns-repeated="4" table:default-cell-style-name="ce1"/>
        <table:table-column table:style-name="co1" table:default-cell-style-name="ce9"/>
        <table:table-column table:style-name="co1" table:default-cell-style-name="ce4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9-03" calcext:value-type="date">
            <text:p>2022-09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2-09-10" calcext:value-type="date">
            <text:p>2022-09-1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22-09-17" calcext:value-type="date">
            <text:p>2022-09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2-09-24" calcext:value-type="date">
            <text:p>2022-09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date" office:date-value="2022-10-01" calcext:value-type="date">
            <text:p>2022-10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2-10-08" calcext:value-type="date">
            <text:p>2022-10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date" office:date-value="2022-10-15" calcext:value-type="date">
            <text:p>2022-10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10-22" calcext:value-type="date">
            <text:p>2022-10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date" office:date-value="2022-10-29" calcext:value-type="date">
            <text:p>2022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2-11-05" calcext:value-type="date">
            <text:p>2022-11-0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date" office:date-value="2022-11-26" calcext:value-type="date">
            <text:p>2022-11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2-12-03" calcext:value-type="date">
            <text:p>2022-1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date" office:date-value="2022-12-24" calcext:value-type="date">
            <text:p>2022-1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2-12-31" calcext:value-type="date">
            <text:p>2022-12-3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3-01-07" calcext:value-type="date">
            <text:p>2023-01-0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01-28" calcext:value-type="date">
            <text:p>2023-01-2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23-02-04" calcext:value-type="date">
            <text:p>2023-02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3-02-18" calcext:value-type="date">
            <text:p>2023-02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2-25" calcext:value-type="date">
            <text:p>2023-02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03-04" calcext:value-type="date">
            <text:p>2023-03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date" office:date-value="2023-03-25" calcext:value-type="date">
            <text:p>2023-03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3-04-15" calcext:value-type="date">
            <text:p>2023-04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date" office:date-value="2023-04-22" calcext:value-type="date">
            <text:p>2023-04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05-06" calcext:value-type="date">
            <text:p>2023-05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5-13" calcext:value-type="date">
            <text:p>2023-05-1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05-27" calcext:value-type="date">
            <text:p>2023-05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2" calcext:value-type="date">
            <text:p>2023-06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2" calcext:value-type="date">
            <text:p>2023-06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9" calcext:value-type="date">
            <text:p>2023-06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09" calcext:value-type="date">
            <text:p>2023-06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6-17" calcext:value-type="date">
            <text:p>2023-06-17</text:p>
          </table:table-cell>
          <table:table-cell office:value-type="time" office:time-value="PT18H00M00S" calcext:value-type="time">
            <text:p>18:00:00</text:p>
          </table:table-cell>
        </table:table-row>
      </table:table>
      <table:named-expressions>
        <table:named-range table:name="team_id" table:base-cell-address="$Team.$B$2" table:cell-range-address="$Team.$A$2:.$A$15"/>
        <table:named-range table:name="team_long" table:base-cell-address="$Team.$B$2" table:cell-range-address="$Team.$B$2:.$B$15"/>
      </table:named-expressions>
      <table:database-ranges>
        <table:database-range table:name="__Anonymous_Sheet_DB__0" table:target-range-address="Team.A1:Team.E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3:30:34.101092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1:20:12.541393527</meta:creation-date>
    <meta:generator>LibreOffice/6.4.7.2$Linux_X86_64 LibreOffice_project/40$Build-2</meta:generator>
    <dc:date>2022-07-15T14:50:37.317829923</dc:date>
    <meta:editing-duration>PT1H31M11S</meta:editing-duration>
    <meta:editing-cycles>12</meta:editing-cycles>
    <meta:document-statistic meta:table-count="3" meta:cell-count="2882" meta:object-count="0"/>
  </office:meta>
</office:document-meta>
</file>